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Обычный" style:family="paragraph">
      <style:text-properties style:font-name="Calibri" style:font-name-complex="Calibri"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Обычный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language="ru" fo:country="RU"/>
    </style:style>
    <style:style style:name="P35" style:parent-style-name="TableContents" style:family="paragraph">
      <style:text-properties fo:language="ru" fo:country="RU"/>
    </style:style>
    <style:style style:name="P36" style:parent-style-name="TableContents" style:family="paragraph">
      <style:text-properties fo:language="ru" fo:country="RU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language="ru" fo:country="RU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8" style:parent-style-name="Основнойшрифтабзаца" style:family="text">
      <style:text-properties fo:language="ru" fo:country="RU"/>
    </style:style>
    <style:style style:name="T79" style:parent-style-name="Основнойшрифтабзаца" style:family="text">
      <style:text-properties style:font-name="Arial" style:font-name-complex="Arial" fo:color="#172B53" fo:font-size="13.5pt" style:font-size-asian="13.5pt" style:font-size-complex="13.5pt" fo:background-color="#FFFFFF"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weight="bold" style:font-weight-asian="bold" style:font-weight-complex="bold" fo:language="ru" fo:country="RU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language="ru" fo:country="RU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language="ru" fo:country="RU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language="ru" fo:country="RU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7" style:parent-style-name="Основнойшрифтабзаца" style:family="text">
      <style:text-properties fo:language="ru" fo:country="RU"/>
    </style:style>
    <style:style style:name="T108" style:parent-style-name="Основнойшрифтабзаца" style:family="text">
      <style:text-properties fo:language="ru" fo:country="RU"/>
    </style:style>
    <style:style style:name="T109" style:parent-style-name="Основнойшрифтабзаца" style:family="text">
      <style:text-properties fo:language="ru" fo:country="RU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P121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Хасуханов Ноха Алие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Использование метода родительского класса или интерфейса но с изменением тела метода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Обычные, вложенные<text:s/>статические,<text:s/>вложенные не статические, локальные и анонимные.</text:p>
            <text:p text:style-name="TableContents"><text:span text:style-name="T23">А</text:span><text:span text:style-name="T24">бстрактные</text:span><text:span text:style-name="T25"><text:s/>классы</text:span><text:span text:style-name="T26">, интерфейсы и<text:s/></text:span>Enum<text:span text:style-name="T27"><text:s/>- так же являются классами</text:span><text:span text:style-name="T28">.</text:span></text:p>
          </table:table-cell>
        </table:table-row>
        <table:table-row table:style-name="TableRow29">
          <table:table-cell table:style-name="TableCell30">
            <text:p text:style-name="TableContents"><text:span text:style-name="T31">Как и зачем можно использовать модификатор<text:s/></text:span>final<text:span text:style-name="T32">?</text:span></text:p>
          </table:table-cell>
          <table:table-cell table:style-name="TableCell33">
            <text:p text:style-name="P34">Поля, локальные переменные, аргументы метода – не изменяемые</text:p>
            <text:p text:style-name="P35">Методы – не переопределяемые</text:p>
            <text:p text:style-name="P36">Классы - не наследуемы</text:p>
          </table:table-cell>
        </table:table-row>
        <table:table-row table:style-name="TableRow37">
          <table:table-cell table:style-name="TableCell38">
            <text:p text:style-name="TableContents"><text:span text:style-name="T39">Какие есть варианты использования ключевого слова<text:s/></text:span>try<text:span text:style-name="T40">?</text:span></text:p>
          </table:table-cell>
          <table:table-cell table:style-name="TableCell41">
            <text:p text:style-name="TableContents"><text:span text:style-name="T42">Обычный</text:span><text:span text:style-name="T43"><text:s/></text:span>try<text:span text:style-name="T44">{}<text:s/></text:span><text:span text:style-name="T45">и<text:s/></text:span>try<text:span text:style-name="T46">(</text:span>sources<text:span text:style-name="T47">)</text:span><text:span text:style-name="T48">{}</text:span><text:span text:style-name="T49">- с ресурсами</text:span></text:p>
            <text:p text:style-name="TableContents"><text:span text:style-name="T50">В первом случае при использовании ресурсов их необходимо закрывать, во втором они закрываются автоматически если имплементят интерфейс<text:s/></text:span>Closeable<text:span text:style-name="T51"><text:s/>или<text:s/></text:span>AutoClosable<text:span text:style-name="T52">.</text:span></text:p>
          </table:table-cell>
        </table:table-row>
        <table:table-row table:style-name="TableRow53">
          <table:table-cell table:style-name="TableCell54">
            <text:p text:style-name="TableContents"><text:span text:style-name="T55">Какие есть стандартные реализации интерфейса<text:s/></text:span>List<text:span text:style-name="T56"><text:s/></text:span><text:span text:style-name="T57">и в каких ситуациях их нужно использовать?</text:span></text:p>
          </table:table-cell>
          <table:table-cell table:style-name="TableCell58">
            <text:p text:style-name="TableContents"><text:span text:style-name="T59">У каждой реализации свои особенности</text:span><text:span text:style-name="T60">.</text:span><text:span text:style-name="T61"><text:s/></text:span><text:span text:style-name="T62">Т</text:span><text:span text:style-name="T63">ак например</text:span><text:span text:style-name="T64">,</text:span><text:span text:style-name="T65"><text:s/></text:span>ArrayList<text:span text:style-name="T66"><text:s/>является массивом удобен при получении или поиске по индексу и в случае если длинна массива заведомо известна и не изменна</text:span><text:span text:style-name="T67">.<text:s/></text:span>LinkedList<text:span text:style-name="T68"><text:s/></text:span><text:span text:style-name="T69">имеет структуру двухсвязного списка удобен при неопределенных(зарание) размерах коллекции, хорошо работает на добавление/удаление элемента.<text:s/></text:span>Stack<text:span text:style-name="T70"><text:s/>– синхронизированной массив работает по принципу стопки –<text:s/></text:span>LIFO<text:span text:style-name="T71">.<text:s/></text:span>Vector<text:span text:style-name="T72"><text:s/>–<text:s/></text:span><text:span text:style-name="T73">не рекомендован к использованию.</text:span></text:p>
          </table:table-cell>
        </table:table-row>
        <table:table-row table:style-name="TableRow74">
          <table:table-cell table:style-name="TableCell75">
            <text:p text:style-name="P76">В чём основная идея стримов из пакета java.util.stream?</text:p>
          </table:table-cell>
          <table:table-cell table:style-name="TableCell77">
            <text:p text:style-name="TableContents"><text:span text:style-name="T78">Позволяют</text:span><text:span text:style-name="T79"><text:s/></text:span><text:span text:style-name="T80">упростить работу с наборами данных, в частности</text:span><text:span text:style-name="T81"><text:s/></text:span><text:span text:style-name="T82">операции фильтрации, сортировки и прочее. Позволяет оперировать<text:s/></text:span><text:span text:style-name="T83">над всем потоком данных</text:span><text:span text:style-name="T84">.</text:span></text:p>
          </table:table-cell>
        </table:table-row>
        <table:table-row table:style-name="TableRow85">
          <table:table-cell table:style-name="TableCell86" table:number-columns-spanned="2">
            <text:p text:style-name="P87">Разное</text:p>
          </table:table-cell>
          <table:covered-table-cell/>
        </table:table-row>
        <table:table-row table:style-name="TableRow88">
          <table:table-cell table:style-name="TableCell89">
            <text:p text:style-name="P90">Каким критериям должна удовлетворять «хорошая» хэш-функция?</text:p>
          </table:table-cell>
          <table:table-cell table:style-name="TableCell91">
            <text:p text:style-name="P92">Быстрое вычисление и минимальное количество коллизий.</text:p>
          </table:table-cell>
        </table:table-row>
        <table:table-row table:style-name="TableRow93">
          <table:table-cell table:style-name="TableCell94">
            <text:p text:style-name="TableContents"><text:span text:style-name="T95">В чём причина популярности и широкого распространения кодировки<text:s/></text:span>UTF<text:span text:style-name="T96">-8?</text:span></text:p>
          </table:table-cell>
          <table:table-cell table:style-name="TableCell97">
            <text:p text:style-name="P98">Компактна и совместима с другими кодировками.</text:p>
          </table:table-cell>
        </table:table-row>
        <table:table-row table:style-name="TableRow99">
          <table:table-cell table:style-name="TableCell100">
            <text:p text:style-name="TableContents"><text:span text:style-name="T101">Сравните форматы<text:s/></text:span>XML<text:span text:style-name="T102"><text:s/></text:span><text:span text:style-name="T103">и<text:s/></text:span>JSON<text:span text:style-name="T104">.<text:s/></text:span><text:span text:style-name="T105">Когда какой использовать?</text:span></text:p>
          </table:table-cell>
          <table:table-cell table:style-name="TableCell106">
            <text:p text:style-name="TableContents">JSON<text:span text:style-name="T107"><text:s/>обычно используют для<text:s/></text:span>API<text:span text:style-name="T108">, мобильных приложений. <text:s/></text:span>XML<text:span text:style-name="T109"><text:s/>для сложных структур документов (конфигурационный файлы)</text:span></text:p>
          </table:table-cell>
        </table:table-row>
        <text:soft-page-break/>
        <table:table-row table:style-name="TableRow110">
          <table:table-cell table:style-name="TableCell111">
            <text:p text:style-name="TableContents"><text:span text:style-name="T112">Опишите что будет происходить «под капотом» после ввода адреса сайта в браузере и нажатия<text:s/></text:span>Enter<text:span text:style-name="T113">?</text:span></text:p>
          </table:table-cell>
          <table:table-cell table:style-name="TableCell114">
            <text:p text:style-name="TableContents"><text:span text:style-name="T115">С учетом доменного имени: запрос в<text:s/></text:span>DNS<text:span text:style-name="T116"><text:s/>для получения<text:s/></text:span>IP<text:span text:style-name="T117">, установка соединения с сервером по<text:s/></text:span>IP<text:span text:style-name="T118">, отправка<text:s/></text:span>HTTP<text:span text:style-name="T119"><text:s/>запроса, получение<text:s/></text:span>HTTP<text:span text:style-name="T120"><text:s/>ответа.<text:s/></text:span></text:p>
          </table:table-cell>
        </table:table-row>
      </table:table>
      <text:p text:style-name="P1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ru" fo:country="RU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fo:language="ru" fo:country="RU" style:language-asian="ru" style:country-asian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Хасуханов Иса Алиевич</dc:creator>
    <meta:creation-date>2017-10-20T23:40:00Z</meta:creation-date>
    <dc:date>2024-03-13T13:40:00Z</dc:date>
    <meta:template xlink:href="Normal.dotm" xlink:type="simple"/>
    <meta:editing-cycles>10</meta:editing-cycles>
    <meta:editing-duration>PT2940S</meta:editing-duration>
    <meta:document-statistic meta:page-count="2" meta:paragraph-count="4" meta:word-count="334" meta:character-count="2239" meta:row-count="15" meta:non-whitespace-character-count="1909"/>
  </office:meta>
</office:document-meta>
</file>